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TX V6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PROM length</text:p>
          </table:table-cell>
          <table:table-cell office:value-type="float" office:value="4096" calcext:value-type="float">
            <text:p>40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C32 of EEPROM data</text:p>
          </table:table-cell>
          <table:table-cell office:value-type="string" calcext:value-type="string">
            <text:p><text:s/>0x7AF7F711 - crc O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TX-Monitor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5" calcext:value-type="float">
            <text:p>6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7" calcext:value-type="float">
            <text:p>61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38" calcext:value-type="float">
            <text:p>743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43" calcext:value-type="float">
            <text:p>7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59" calcext:value-type="float">
            <text:p>74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23" calcext:value-type="float">
            <text:p>75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22" calcext:value-type="float">
            <text:p>174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08" calcext:value-type="float">
            <text:p>2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40" calcext:value-type="float">
            <text:p>206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70" calcext:value-type="float">
            <text:p>207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24" calcext:value-type="float">
            <text:p>209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32" calcext:value-type="float">
            <text:p>210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table:formula="of:=[.K16]*[.K16]" office:value-type="float" office:value="6250000" calcext:value-type="float">
            <text:p>625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63" calcext:value-type="float">
            <text:p>211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table:formula="of:=[.K17]*[.K17]" office:value-type="float" office:value="1822500" calcext:value-type="float">
            <text:p>1822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39" calcext:value-type="float">
            <text:p>212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formula="of:=[.L16]+[.L17]" office:value-type="float" office:value="8072500" calcext:value-type="float">
            <text:p>807250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294" calcext:value-type="float">
            <text:p>212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SQRT(8072500)" office:value-type="float" office:value="2841.21452903507" calcext:value-type="float">
            <text:p>2841.214529035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25" calcext:value-type="float">
            <text:p>214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48" calcext:value-type="float">
            <text:p>214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92" calcext:value-type="float">
            <text:p>214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56" calcext:value-type="float">
            <text:p>215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60" calcext:value-type="float">
            <text:p>215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22" calcext:value-type="float">
            <text:p>216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88" calcext:value-type="float">
            <text:p>216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53" calcext:value-type="float">
            <text:p>217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71" calcext:value-type="float">
            <text:p>217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18" calcext:value-type="float">
            <text:p>218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76" calcext:value-type="float">
            <text:p>218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84" calcext:value-type="float">
            <text:p>218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50" calcext:value-type="float">
            <text:p>219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15" calcext:value-type="float">
            <text:p>220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81" calcext:value-type="float">
            <text:p>220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87" calcext:value-type="float">
            <text:p>220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42" calcext:value-type="float">
            <text:p>221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0" calcext:value-type="float">
            <text:p>22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08" calcext:value-type="float">
            <text:p>222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273" calcext:value-type="float">
            <text:p>222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39" calcext:value-type="float">
            <text:p>223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98" calcext:value-type="float">
            <text:p>223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08" calcext:value-type="float">
            <text:p>224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74" calcext:value-type="float">
            <text:p>224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39" calcext:value-type="float">
            <text:p>225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72" calcext:value-type="float">
            <text:p>225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604" calcext:value-type="float">
            <text:p>226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69" calcext:value-type="float">
            <text:p>226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35" calcext:value-type="float">
            <text:p>227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783" calcext:value-type="float">
            <text:p>227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802" calcext:value-type="float">
            <text:p>22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66" calcext:value-type="float">
            <text:p>228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23" calcext:value-type="float">
            <text:p>229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32" calcext:value-type="float">
            <text:p>229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98" calcext:value-type="float">
            <text:p>22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63" calcext:value-type="float">
            <text:p>230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28" calcext:value-type="float">
            <text:p>231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34" calcext:value-type="float">
            <text:p>231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195" calcext:value-type="float">
            <text:p>23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59" calcext:value-type="float">
            <text:p>232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74" calcext:value-type="float">
            <text:p>232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25" calcext:value-type="float">
            <text:p>233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91" calcext:value-type="float">
            <text:p>233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56" calcext:value-type="float">
            <text:p>234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84" calcext:value-type="float">
            <text:p>234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21" calcext:value-type="float">
            <text:p>235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87" calcext:value-type="float">
            <text:p>235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22" calcext:value-type="float">
            <text:p>236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52" calcext:value-type="float">
            <text:p>236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18" calcext:value-type="float">
            <text:p>237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84" calcext:value-type="float">
            <text:p>237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31" calcext:value-type="float">
            <text:p>238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849" calcext:value-type="float">
            <text:p>238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15" calcext:value-type="float">
            <text:p>239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70" calcext:value-type="float">
            <text:p>239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80" calcext:value-type="float">
            <text:p>239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46" calcext:value-type="float">
            <text:p>240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11" calcext:value-type="float">
            <text:p>24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77" calcext:value-type="float">
            <text:p>24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82" calcext:value-type="float">
            <text:p>241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42" calcext:value-type="float">
            <text:p>242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08" calcext:value-type="float">
            <text:p>24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321" calcext:value-type="float">
            <text:p>243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72" calcext:value-type="float">
            <text:p>243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39" calcext:value-type="float">
            <text:p>244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03" calcext:value-type="float">
            <text:p>245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31" calcext:value-type="float">
            <text:p>245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69" calcext:value-type="float">
            <text:p>245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36" calcext:value-type="float">
            <text:p>246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69" calcext:value-type="float">
            <text:p>246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00" calcext:value-type="float">
            <text:p>247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67" calcext:value-type="float">
            <text:p>247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31" calcext:value-type="float">
            <text:p>248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78" calcext:value-type="float">
            <text:p>248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97" calcext:value-type="float">
            <text:p>248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63" calcext:value-type="float">
            <text:p>249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16" calcext:value-type="float">
            <text:p>250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28" calcext:value-type="float">
            <text:p>250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93" calcext:value-type="float">
            <text:p>250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60" calcext:value-type="float">
            <text:p>25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24" calcext:value-type="float">
            <text:p>252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30" calcext:value-type="float">
            <text:p>252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86" calcext:value-type="float">
            <text:p>252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51" calcext:value-type="float">
            <text:p>253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69" calcext:value-type="float">
            <text:p>253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17" calcext:value-type="float">
            <text:p>254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82" calcext:value-type="float">
            <text:p>254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48" calcext:value-type="float">
            <text:p>255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579" calcext:value-type="float">
            <text:p>255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13" calcext:value-type="float">
            <text:p>256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79" calcext:value-type="float">
            <text:p>256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16" calcext:value-type="float">
            <text:p>257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45" calcext:value-type="float">
            <text:p>25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10" calcext:value-type="float">
            <text:p>258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76" calcext:value-type="float">
            <text:p>258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26" calcext:value-type="float">
            <text:p>259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941" calcext:value-type="float">
            <text:p>259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07" calcext:value-type="float">
            <text:p>260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66" calcext:value-type="float">
            <text:p>260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76" calcext:value-type="float">
            <text:p>260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41" calcext:value-type="float">
            <text:p>261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06" calcext:value-type="float">
            <text:p>26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73" calcext:value-type="float">
            <text:p>262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79" calcext:value-type="float">
            <text:p>262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337" calcext:value-type="float">
            <text:p>263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03" calcext:value-type="float">
            <text:p>264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19" calcext:value-type="float">
            <text:p>264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70" calcext:value-type="float">
            <text:p>264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34" calcext:value-type="float">
            <text:p>265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626" calcext:value-type="float">
            <text:p>266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65" calcext:value-type="float">
            <text:p>266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31" calcext:value-type="float">
            <text:p>267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67" calcext:value-type="float">
            <text:p>267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96" calcext:value-type="float">
            <text:p>267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863" calcext:value-type="float">
            <text:p>268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27" calcext:value-type="float">
            <text:p>269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74" calcext:value-type="float">
            <text:p>269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93" calcext:value-type="float">
            <text:p>269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58" calcext:value-type="float">
            <text:p>270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14" calcext:value-type="float">
            <text:p>271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24" calcext:value-type="float">
            <text:p>271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89" calcext:value-type="float">
            <text:p>271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55" calcext:value-type="float">
            <text:p>27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20" calcext:value-type="float">
            <text:p>27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26" calcext:value-type="float">
            <text:p>273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86" calcext:value-type="float">
            <text:p>273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52" calcext:value-type="float">
            <text:p>274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65" calcext:value-type="float">
            <text:p>274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517" calcext:value-type="float">
            <text:p>275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91" calcext:value-type="float">
            <text:p>275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56" calcext:value-type="float">
            <text:p>276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674" calcext:value-type="float">
            <text:p>276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722" calcext:value-type="float">
            <text:p>277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787" calcext:value-type="float">
            <text:p>277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13" calcext:value-type="float">
            <text:p>278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52" calcext:value-type="float">
            <text:p>278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17" calcext:value-type="float">
            <text:p>27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84" calcext:value-type="float">
            <text:p>279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23" calcext:value-type="float">
            <text:p>280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49" calcext:value-type="float">
            <text:p>280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14" calcext:value-type="float">
            <text:p>28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61" calcext:value-type="float">
            <text:p>281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81" calcext:value-type="float">
            <text:p>281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45" calcext:value-type="float">
            <text:p>282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11" calcext:value-type="float">
            <text:p>283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370" calcext:value-type="float">
            <text:p>283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81" calcext:value-type="float">
            <text:p>283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46" calcext:value-type="float">
            <text:p>284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11" calcext:value-type="float">
            <text:p>285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516" calcext:value-type="float">
            <text:p>285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78" calcext:value-type="float">
            <text:p>285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42" calcext:value-type="float">
            <text:p>286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08" calcext:value-type="float">
            <text:p>287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26" calcext:value-type="float">
            <text:p>287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75" calcext:value-type="float">
            <text:p>287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39" calcext:value-type="float">
            <text:p>288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66" calcext:value-type="float">
            <text:p>288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905" calcext:value-type="float">
            <text:p>289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70" calcext:value-type="float">
            <text:p>289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36" calcext:value-type="float">
            <text:p>29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75" calcext:value-type="float">
            <text:p>290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01" calcext:value-type="float">
            <text:p>29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67" calcext:value-type="float">
            <text:p>291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14" calcext:value-type="float">
            <text:p>292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32" calcext:value-type="float">
            <text:p>292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98" calcext:value-type="float">
            <text:p>292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363" calcext:value-type="float">
            <text:p>293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23" calcext:value-type="float">
            <text:p>294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33" calcext:value-type="float">
            <text:p>294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98" calcext:value-type="float">
            <text:p>29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64" calcext:value-type="float">
            <text:p>295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70" calcext:value-type="float">
            <text:p>295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30" calcext:value-type="float">
            <text:p>296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94" calcext:value-type="float">
            <text:p>296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61" calcext:value-type="float">
            <text:p>297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78" calcext:value-type="float">
            <text:p>297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825" calcext:value-type="float">
            <text:p>29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892" calcext:value-type="float">
            <text:p>298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17" calcext:value-type="float">
            <text:p>299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56" calcext:value-type="float">
            <text:p>299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22" calcext:value-type="float">
            <text:p>300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88" calcext:value-type="float">
            <text:p>30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27" calcext:value-type="float">
            <text:p>301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153" calcext:value-type="float">
            <text:p>301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18" calcext:value-type="float">
            <text:p>302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266" calcext:value-type="float">
            <text:p>302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85" calcext:value-type="float">
            <text:p>302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49" calcext:value-type="float">
            <text:p>30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15" calcext:value-type="float">
            <text:p>30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474" calcext:value-type="float">
            <text:p>304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86" calcext:value-type="float">
            <text:p>304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550" calcext:value-type="float">
            <text:p>305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16" calcext:value-type="float">
            <text:p>306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620" calcext:value-type="float">
            <text:p>306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82" calcext:value-type="float">
            <text:p>306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47" calcext:value-type="float">
            <text:p>307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12" calcext:value-type="float">
            <text:p>308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31" calcext:value-type="float">
            <text:p>308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78" calcext:value-type="float">
            <text:p>308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43" calcext:value-type="float">
            <text:p>309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70" calcext:value-type="float">
            <text:p>309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09" calcext:value-type="float">
            <text:p>310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74" calcext:value-type="float">
            <text:p>310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40" calcext:value-type="float">
            <text:p>311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79" calcext:value-type="float">
            <text:p>311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06" calcext:value-type="float">
            <text:p>312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71" calcext:value-type="float">
            <text:p>312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15" calcext:value-type="float">
            <text:p>313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37" calcext:value-type="float">
            <text:p>313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02" calcext:value-type="float">
            <text:p>314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467" calcext:value-type="float">
            <text:p>314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22" calcext:value-type="float">
            <text:p>315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533" calcext:value-type="float">
            <text:p>315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98" calcext:value-type="float">
            <text:p>315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63" calcext:value-type="float">
            <text:p>316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67" calcext:value-type="float">
            <text:p>316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30" calcext:value-type="float">
            <text:p>317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94" calcext:value-type="float">
            <text:p>317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60" calcext:value-type="float">
            <text:p>318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75" calcext:value-type="float">
            <text:p>318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926" calcext:value-type="float">
            <text:p>319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91" calcext:value-type="float">
            <text:p>319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11" calcext:value-type="float">
            <text:p>320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56" calcext:value-type="float">
            <text:p>320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23" calcext:value-type="float">
            <text:p>321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88" calcext:value-type="float">
            <text:p>321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18" calcext:value-type="float">
            <text:p>322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53" calcext:value-type="float">
            <text:p>322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20" calcext:value-type="float">
            <text:p>323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53" calcext:value-type="float">
            <text:p>323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84" calcext:value-type="float">
            <text:p>323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50" calcext:value-type="float">
            <text:p>324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15" calcext:value-type="float">
            <text:p>325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62" calcext:value-type="float">
            <text:p>325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81" calcext:value-type="float">
            <text:p>325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46" calcext:value-type="float">
            <text:p>326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12" calcext:value-type="float">
            <text:p>327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731" calcext:value-type="float">
            <text:p>327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77" calcext:value-type="float">
            <text:p>327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43" calcext:value-type="float">
            <text:p>328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08" calcext:value-type="float">
            <text:p>329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939" calcext:value-type="float">
            <text:p>329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74" calcext:value-type="float">
            <text:p>32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39" calcext:value-type="float">
            <text:p>330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74" calcext:value-type="float">
            <text:p>330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105" calcext:value-type="float">
            <text:p>331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171" calcext:value-type="float">
            <text:p>331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35" calcext:value-type="float">
            <text:p>332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282" calcext:value-type="float">
            <text:p>332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01" calcext:value-type="float">
            <text:p>333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67" calcext:value-type="float">
            <text:p>333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18" calcext:value-type="float">
            <text:p>334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32" calcext:value-type="float">
            <text:p>334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98" calcext:value-type="float">
            <text:p>33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563" calcext:value-type="float">
            <text:p>335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28" calcext:value-type="float">
            <text:p>336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34" calcext:value-type="float">
            <text:p>336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695" calcext:value-type="float">
            <text:p>336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59" calcext:value-type="float">
            <text:p>337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71" calcext:value-type="float">
            <text:p>337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825" calcext:value-type="float">
            <text:p>338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91" calcext:value-type="float">
            <text:p>338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56" calcext:value-type="float">
            <text:p>339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78" calcext:value-type="float">
            <text:p>339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23" calcext:value-type="float">
            <text:p>34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87" calcext:value-type="float">
            <text:p>340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15" calcext:value-type="float">
            <text:p>341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53" calcext:value-type="float">
            <text:p>341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218" calcext:value-type="float">
            <text:p>342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84" calcext:value-type="float">
            <text:p>34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23" calcext:value-type="float">
            <text:p>343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49" calcext:value-type="float">
            <text:p>34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15" calcext:value-type="float">
            <text:p>34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59" calcext:value-type="float">
            <text:p>344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480" calcext:value-type="float">
            <text:p>344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46" calcext:value-type="float">
            <text:p>345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11" calcext:value-type="float">
            <text:p>346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666" calcext:value-type="float">
            <text:p>346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77" calcext:value-type="float">
            <text:p>34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42" calcext:value-type="float">
            <text:p>347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08" calcext:value-type="float">
            <text:p>348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38" calcext:value-type="float">
            <text:p>349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4" calcext:value-type="float">
            <text:p>350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19" calcext:value-type="float">
            <text:p>350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70" calcext:value-type="float">
            <text:p>350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35" calcext:value-type="float">
            <text:p>351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55" calcext:value-type="float">
            <text:p>351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200" calcext:value-type="float">
            <text:p>35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267" calcext:value-type="float">
            <text:p>352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31" calcext:value-type="float">
            <text:p>353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62" calcext:value-type="float">
            <text:p>353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97" calcext:value-type="float">
            <text:p>353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63" calcext:value-type="float">
            <text:p>354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98" calcext:value-type="float">
            <text:p>354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528" calcext:value-type="float">
            <text:p>355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94" calcext:value-type="float">
            <text:p>355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659" calcext:value-type="float">
            <text:p>356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06" calcext:value-type="float">
            <text:p>357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24" calcext:value-type="float">
            <text:p>357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91" calcext:value-type="float">
            <text:p>35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42" calcext:value-type="float">
            <text:p>358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52" calcext:value-type="float">
            <text:p>358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917" calcext:value-type="float">
            <text:p>35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82" calcext:value-type="float">
            <text:p>359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48" calcext:value-type="float">
            <text:p>360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054" calcext:value-type="float">
            <text:p>360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14" calcext:value-type="float">
            <text:p>36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179" calcext:value-type="float">
            <text:p>36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90" calcext:value-type="float">
            <text:p>361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45" calcext:value-type="float">
            <text:p>362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310" calcext:value-type="float">
            <text:p>36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76" calcext:value-type="float">
            <text:p>363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398" calcext:value-type="float">
            <text:p>363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437" calcext:value-type="float">
            <text:p>364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03" calcext:value-type="float">
            <text:p>365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535" calcext:value-type="float">
            <text:p>365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68" calcext:value-type="float">
            <text:p>365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34" calcext:value-type="float">
            <text:p>366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699" calcext:value-type="float">
            <text:p>366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45" calcext:value-type="float">
            <text:p>367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64" calcext:value-type="float">
            <text:p>367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30" calcext:value-type="float">
            <text:p>368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83" calcext:value-type="float">
            <text:p>368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95" calcext:value-type="float">
            <text:p>368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960" calcext:value-type="float">
            <text:p>369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27" calcext:value-type="float">
            <text:p>370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91" calcext:value-type="float">
            <text:p>370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098" calcext:value-type="float">
            <text:p>370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158" calcext:value-type="float">
            <text:p>371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223" calcext:value-type="float">
            <text:p>372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35" calcext:value-type="float">
            <text:p>372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88" calcext:value-type="float">
            <text:p>372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55" calcext:value-type="float">
            <text:p>373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19" calcext:value-type="float">
            <text:p>374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42" calcext:value-type="float">
            <text:p>3744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86" calcext:value-type="float">
            <text:p>374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50" calcext:value-type="float">
            <text:p>375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579" calcext:value-type="float">
            <text:p>375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33" calcext:value-type="float">
            <text:p>376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98" calcext:value-type="float">
            <text:p>376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63" calcext:value-type="float">
            <text:p>377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90" calcext:value-type="float">
            <text:p>377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29" calcext:value-type="float">
            <text:p>37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894" calcext:value-type="float">
            <text:p>37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27" calcext:value-type="float">
            <text:p>379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60" calcext:value-type="float">
            <text:p>379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025" calcext:value-type="float">
            <text:p>38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91" calcext:value-type="float">
            <text:p>380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37" calcext:value-type="float">
            <text:p>38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56" calcext:value-type="float">
            <text:p>381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0" calcext:value-type="float">
            <text:p>1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22" calcext:value-type="float">
            <text:p>382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73" calcext:value-type="float">
            <text:p>382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87" calcext:value-type="float">
            <text:p>382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353" calcext:value-type="float">
            <text:p>383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19" calcext:value-type="float">
            <text:p>384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84" calcext:value-type="float">
            <text:p>384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89" calcext:value-type="float">
            <text:p>384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14" calcext:value-type="float">
            <text:p>386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625" calcext:value-type="float">
            <text:p>386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46" calcext:value-type="float">
            <text:p>38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33" calcext:value-type="float">
            <text:p>388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77" calcext:value-type="float">
            <text:p>388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969" calcext:value-type="float">
            <text:p>389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07" calcext:value-type="float">
            <text:p>390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38" calcext:value-type="float">
            <text:p>391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77" calcext:value-type="float">
            <text:p>391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70" calcext:value-type="float">
            <text:p>392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14" calcext:value-type="float">
            <text:p>393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02" calcext:value-type="float">
            <text:p>394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21" calcext:value-type="float">
            <text:p>39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32" calcext:value-type="float">
            <text:p>395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4" calcext:value-type="float">
            <text:p>210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58" calcext:value-type="float">
            <text:p>396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67" calcext:value-type="float">
            <text:p>39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98" calcext:value-type="float">
            <text:p>397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69" calcext:value-type="float">
            <text:p>398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29" calcext:value-type="float">
            <text:p>399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5" calcext:value-type="float">
            <text:p>400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60" calcext:value-type="float">
            <text:p>400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91" calcext:value-type="float">
            <text:p>401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13" calcext:value-type="float">
            <text:p>402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21" calcext:value-type="float">
            <text:p>403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49" calcext:value-type="float">
            <text:p>4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53" calcext:value-type="float">
            <text:p>404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57" calcext:value-type="float">
            <text:p>405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84" calcext:value-type="float">
            <text:p>405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93" calcext:value-type="float">
            <text:p>406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14" calcext:value-type="float">
            <text:p>40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45" calcext:value-type="float">
            <text:p>408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01" calcext:value-type="float">
            <text:p>409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77" calcext:value-type="float">
            <text:p>409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36" calcext:value-type="float">
            <text:p>410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12" calcext:value-type="float">
            <text:p>411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43" calcext:value-type="float">
            <text:p>412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48" calcext:value-type="float">
            <text:p>412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74" calcext:value-type="float">
            <text:p>413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85" calcext:value-type="float">
            <text:p>4138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01" calcext:value-type="float">
            <text:p>415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93" calcext:value-type="float">
            <text:p>415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32" calcext:value-type="float">
            <text:p>416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29" calcext:value-type="float">
            <text:p>417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63" calcext:value-type="float">
            <text:p>417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94" calcext:value-type="float">
            <text:p>41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37" calcext:value-type="float">
            <text:p>419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25" calcext:value-type="float">
            <text:p>42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3" calcext:value-type="float">
            <text:p>4207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55" calcext:value-type="float">
            <text:p>421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80" calcext:value-type="float">
            <text:p>42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90" calcext:value-type="float">
            <text:p>422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16" calcext:value-type="float">
            <text:p>424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25" calcext:value-type="float">
            <text:p>424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58" calcext:value-type="float">
            <text:p>425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44" calcext:value-type="float">
            <text:p>428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74" calcext:value-type="float">
            <text:p>42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74" calcext:value-type="float">
            <text:p>429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28" calcext:value-type="float">
            <text:p>431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36" calcext:value-type="float">
            <text:p>432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36" calcext:value-type="float">
            <text:p>432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37" calcext:value-type="float">
            <text:p>433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68" calcext:value-type="float">
            <text:p>433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99" calcext:value-type="float">
            <text:p>434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30" calcext:value-type="float">
            <text:p>436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30" calcext:value-type="float">
            <text:p>436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16" calcext:value-type="float">
            <text:p>438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891" calcext:value-type="float">
            <text:p>438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23" calcext:value-type="float">
            <text:p>44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23" calcext:value-type="float">
            <text:p>44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66" calcext:value-type="float">
            <text:p>4416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84" calcext:value-type="float">
            <text:p>44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84" calcext:value-type="float">
            <text:p>442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76" calcext:value-type="float">
            <text:p>44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415" calcext:value-type="float">
            <text:p>444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46" calcext:value-type="float">
            <text:p>445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77" calcext:value-type="float">
            <text:p>44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77" calcext:value-type="float">
            <text:p>44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862" calcext:value-type="float">
            <text:p>448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39" calcext:value-type="float">
            <text:p>449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70" calcext:value-type="float">
            <text:p>450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70" calcext:value-type="float">
            <text:p>450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217" calcext:value-type="float">
            <text:p>452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33" calcext:value-type="float">
            <text:p>45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33" calcext:value-type="float">
            <text:p>453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425" calcext:value-type="float">
            <text:p>454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64" calcext:value-type="float">
            <text:p>454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95" calcext:value-type="float">
            <text:p>455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25" calcext:value-type="float">
            <text:p>457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725" calcext:value-type="float">
            <text:p>457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13" calcext:value-type="float">
            <text:p>459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987" calcext:value-type="float">
            <text:p>459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18" calcext:value-type="float">
            <text:p>461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18" calcext:value-type="float">
            <text:p>461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263" calcext:value-type="float">
            <text:p>462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81" calcext:value-type="float">
            <text:p>463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81" calcext:value-type="float">
            <text:p>463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472" calcext:value-type="float">
            <text:p>464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11" calcext:value-type="float">
            <text:p>465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642" calcext:value-type="float">
            <text:p>466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73" calcext:value-type="float">
            <text:p>467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773" calcext:value-type="float">
            <text:p>467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60" calcext:value-type="float">
            <text:p>469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36" calcext:value-type="float">
            <text:p>47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67" calcext:value-type="float">
            <text:p>471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67" calcext:value-type="float">
            <text:p>471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11" calcext:value-type="float">
            <text:p>473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29" calcext:value-type="float">
            <text:p>474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429" calcext:value-type="float">
            <text:p>474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521" calcext:value-type="float">
            <text:p>475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59" calcext:value-type="float">
            <text:p>475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93" calcext:value-type="float">
            <text:p>476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21" calcext:value-type="float">
            <text:p>478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21" calcext:value-type="float">
            <text:p>478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02" calcext:value-type="float">
            <text:p>479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953" calcext:value-type="float">
            <text:p>479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084" calcext:value-type="float">
            <text:p>480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14" calcext:value-type="float">
            <text:p>482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214" calcext:value-type="float">
            <text:p>482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388" calcext:value-type="float">
            <text:p>483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6" calcext:value-type="float">
            <text:p>484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6" calcext:value-type="float">
            <text:p>484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97" calcext:value-type="float">
            <text:p>485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607" calcext:value-type="float">
            <text:p>486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70" calcext:value-type="float">
            <text:p>488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870" calcext:value-type="float">
            <text:p>488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952" calcext:value-type="float">
            <text:p>489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001" calcext:value-type="float">
            <text:p>49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131" calcext:value-type="float">
            <text:p>49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62" calcext:value-type="float">
            <text:p>49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262" calcext:value-type="float">
            <text:p>49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440" calcext:value-type="float">
            <text:p>4944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25" calcext:value-type="float">
            <text:p>495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525" calcext:value-type="float">
            <text:p>495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649" calcext:value-type="float">
            <text:p>496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659" calcext:value-type="float">
            <text:p>496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796" calcext:value-type="float">
            <text:p>497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18" calcext:value-type="float">
            <text:p>499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18" calcext:value-type="float">
            <text:p>499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5" calcext:value-type="float">
            <text:p>50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48" calcext:value-type="float">
            <text:p>500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79" calcext:value-type="float">
            <text:p>50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10" calcext:value-type="float">
            <text:p>50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10" calcext:value-type="float">
            <text:p>50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27" calcext:value-type="float">
            <text:p>212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92" calcext:value-type="float">
            <text:p>5049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72" calcext:value-type="float">
            <text:p>505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03" calcext:value-type="float">
            <text:p>507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03" calcext:value-type="float">
            <text:p>507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48" calcext:value-type="float">
            <text:p>508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66" calcext:value-type="float">
            <text:p>509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66" calcext:value-type="float">
            <text:p>509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58" calcext:value-type="float">
            <text:p>510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96" calcext:value-type="float">
            <text:p>510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27" calcext:value-type="float">
            <text:p>512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58" calcext:value-type="float">
            <text:p>513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58" calcext:value-type="float">
            <text:p>513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44" calcext:value-type="float">
            <text:p>515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20" calcext:value-type="float">
            <text:p>516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51" calcext:value-type="float">
            <text:p>517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51" calcext:value-type="float">
            <text:p>517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95" calcext:value-type="float">
            <text:p>518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13" calcext:value-type="float">
            <text:p>52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13" calcext:value-type="float">
            <text:p>52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05" calcext:value-type="float">
            <text:p>52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44" calcext:value-type="float">
            <text:p>521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75" calcext:value-type="float">
            <text:p>522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06" calcext:value-type="float">
            <text:p>524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06" calcext:value-type="float">
            <text:p>524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93" calcext:value-type="float">
            <text:p>525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85" calcext:value-type="float">
            <text:p>526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85" calcext:value-type="float">
            <text:p>526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801" calcext:value-type="float">
            <text:p>528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815" calcext:value-type="float">
            <text:p>528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50" calcext:value-type="float">
            <text:p>529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16" calcext:value-type="float">
            <text:p>221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81" calcext:value-type="float">
            <text:p>530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81" calcext:value-type="float">
            <text:p>530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153" calcext:value-type="float">
            <text:p>531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212" calcext:value-type="float">
            <text:p>532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44" calcext:value-type="float">
            <text:p>53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74" calcext:value-type="float">
            <text:p>534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74" calcext:value-type="float">
            <text:p>534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639" calcext:value-type="float">
            <text:p>536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37" calcext:value-type="float">
            <text:p>537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37" calcext:value-type="float">
            <text:p>537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48" calcext:value-type="float">
            <text:p>538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68" calcext:value-type="float">
            <text:p>538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99" calcext:value-type="float">
            <text:p>53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30" calcext:value-type="float">
            <text:p>54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130" calcext:value-type="float">
            <text:p>54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200" calcext:value-type="float">
            <text:p>54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61" calcext:value-type="float">
            <text:p>542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92" calcext:value-type="float">
            <text:p>543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22" calcext:value-type="float">
            <text:p>54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22" calcext:value-type="float">
            <text:p>54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90" calcext:value-type="float">
            <text:p>5469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84" calcext:value-type="float">
            <text:p>547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84" calcext:value-type="float">
            <text:p>547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97" calcext:value-type="float">
            <text:p>548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15" calcext:value-type="float">
            <text:p>549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2" calcext:value-type="float">
            <text:p>214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47" calcext:value-type="float">
            <text:p>550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77" calcext:value-type="float">
            <text:p>55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77" calcext:value-type="float">
            <text:p>55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49" calcext:value-type="float">
            <text:p>552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308" calcext:value-type="float">
            <text:p>553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39" calcext:value-type="float">
            <text:p>554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71" calcext:value-type="float">
            <text:p>555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71" calcext:value-type="float">
            <text:p>555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737" calcext:value-type="float">
            <text:p>557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33" calcext:value-type="float">
            <text:p>558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33" calcext:value-type="float">
            <text:p>558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944" calcext:value-type="float">
            <text:p>559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64" calcext:value-type="float">
            <text:p>559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95" calcext:value-type="float">
            <text:p>560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26" calcext:value-type="float">
            <text:p>562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26" calcext:value-type="float">
            <text:p>562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97" calcext:value-type="float">
            <text:p>562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57" calcext:value-type="float">
            <text:p>563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87" calcext:value-type="float">
            <text:p>564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18" calcext:value-type="float">
            <text:p>566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18" calcext:value-type="float">
            <text:p>566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87" calcext:value-type="float">
            <text:p>567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80" calcext:value-type="float">
            <text:p>568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80" calcext:value-type="float">
            <text:p>568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97" calcext:value-type="float">
            <text:p>569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011" calcext:value-type="float">
            <text:p>57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45" calcext:value-type="float">
            <text:p>571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73" calcext:value-type="float">
            <text:p>572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73" calcext:value-type="float">
            <text:p>572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53" calcext:value-type="float">
            <text:p>57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05" calcext:value-type="float">
            <text:p>574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492" calcext:value-type="float">
            <text:p>574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94" calcext:value-type="float">
            <text:p>574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03" calcext:value-type="float">
            <text:p>58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19" calcext:value-type="float">
            <text:p>585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649" calcext:value-type="float">
            <text:p>58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733" calcext:value-type="float">
            <text:p>5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780" calcext:value-type="float">
            <text:p>587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911" calcext:value-type="float">
            <text:p>589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970" calcext:value-type="float">
            <text:p>589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085" calcext:value-type="float">
            <text:p>59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177" calcext:value-type="float">
            <text:p>59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199" calcext:value-type="float">
            <text:p>59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322" calcext:value-type="float">
            <text:p>59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436" calcext:value-type="float">
            <text:p>59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447" calcext:value-type="float">
            <text:p>594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51" calcext:value-type="float">
            <text:p>595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64" calcext:value-type="float">
            <text:p>59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78" calcext:value-type="float">
            <text:p>595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44" calcext:value-type="float">
            <text:p>596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79" calcext:value-type="float">
            <text:p>59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7" calcext:value-type="float">
            <text:p>22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692" calcext:value-type="float">
            <text:p>59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0" calcext:value-type="float">
            <text:p>597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75" calcext:value-type="float">
            <text:p>597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06" calcext:value-type="float">
            <text:p>5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19" calcext:value-type="float">
            <text:p>59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40" calcext:value-type="float">
            <text:p>598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05" calcext:value-type="float">
            <text:p>599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932" calcext:value-type="float">
            <text:p>59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45" calcext:value-type="float">
            <text:p>59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71" calcext:value-type="float">
            <text:p>599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36" calcext:value-type="float">
            <text:p>60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59" calcext:value-type="float">
            <text:p>6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72" calcext:value-type="float">
            <text:p>6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103" calcext:value-type="float">
            <text:p>601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67" calcext:value-type="float">
            <text:p>601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86" calcext:value-type="float">
            <text:p>6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00" calcext:value-type="float">
            <text:p>60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33" calcext:value-type="float">
            <text:p>602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99" calcext:value-type="float">
            <text:p>602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313" calcext:value-type="float">
            <text:p>6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26" calcext:value-type="float">
            <text:p>60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64" calcext:value-type="float">
            <text:p>603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29" calcext:value-type="float">
            <text:p>604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44" calcext:value-type="float">
            <text:p>60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457" calcext:value-type="float">
            <text:p>60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491" calcext:value-type="float">
            <text:p>604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57" calcext:value-type="float">
            <text:p>60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71" calcext:value-type="float">
            <text:p>60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585" calcext:value-type="float">
            <text:p>60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622" calcext:value-type="float">
            <text:p>606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87" calcext:value-type="float">
            <text:p>606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701" calcext:value-type="float">
            <text:p>6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715" calcext:value-type="float">
            <text:p>60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753" calcext:value-type="float">
            <text:p>607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19" calcext:value-type="float">
            <text:p>608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32" calcext:value-type="float">
            <text:p>60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46" calcext:value-type="float">
            <text:p>60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84" calcext:value-type="float">
            <text:p>608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50" calcext:value-type="float">
            <text:p>609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4" calcext:value-type="float">
            <text:p>6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77" calcext:value-type="float">
            <text:p>6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15" calcext:value-type="float">
            <text:p>610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81" calcext:value-type="float">
            <text:p>610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94" calcext:value-type="float">
            <text:p>61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108" calcext:value-type="float">
            <text:p>61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146" calcext:value-type="float">
            <text:p>611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12" calcext:value-type="float">
            <text:p>612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25" calcext:value-type="float">
            <text:p>61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239" calcext:value-type="float">
            <text:p>61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277" calcext:value-type="float">
            <text:p>612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43" calcext:value-type="float">
            <text:p>613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56" calcext:value-type="float">
            <text:p>6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69" calcext:value-type="float">
            <text:p>61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408" calcext:value-type="float">
            <text:p>614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74" calcext:value-type="float">
            <text:p>614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87" calcext:value-type="float">
            <text:p>6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502" calcext:value-type="float">
            <text:p>6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539" calcext:value-type="float">
            <text:p>615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04" calcext:value-type="float">
            <text:p>616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18" calcext:value-type="float">
            <text:p>6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632" calcext:value-type="float">
            <text:p>61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665" calcext:value-type="float">
            <text:p>616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32" calcext:value-type="float">
            <text:p>617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46" calcext:value-type="float">
            <text:p>6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760" calcext:value-type="float">
            <text:p>6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796" calcext:value-type="float">
            <text:p>617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62" calcext:value-type="float">
            <text:p>618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76" calcext:value-type="float">
            <text:p>61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890" calcext:value-type="float">
            <text:p>61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928" calcext:value-type="float">
            <text:p>619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93" calcext:value-type="float">
            <text:p>619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07" calcext:value-type="float">
            <text:p>6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021" calcext:value-type="float">
            <text:p>6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059" calcext:value-type="float">
            <text:p>62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24" calcext:value-type="float">
            <text:p>621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38" calcext:value-type="float">
            <text:p>62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52" calcext:value-type="float">
            <text:p>62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0" calcext:value-type="float">
            <text:p>621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55" calcext:value-type="float">
            <text:p>622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70" calcext:value-type="float">
            <text:p>62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283" calcext:value-type="float">
            <text:p>6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321" calcext:value-type="float">
            <text:p>623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86" calcext:value-type="float">
            <text:p>623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400" calcext:value-type="float">
            <text:p>6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14" calcext:value-type="float">
            <text:p>62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52" calcext:value-type="float">
            <text:p>624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17" calcext:value-type="float">
            <text:p>625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32" calcext:value-type="float">
            <text:p>62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545" calcext:value-type="float">
            <text:p>62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583" calcext:value-type="float">
            <text:p>625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48" calcext:value-type="float">
            <text:p>626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62" calcext:value-type="float">
            <text:p>62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676" calcext:value-type="float">
            <text:p>62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714" calcext:value-type="float">
            <text:p>62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80" calcext:value-type="float">
            <text:p>627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94" calcext:value-type="float">
            <text:p>62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807" calcext:value-type="float">
            <text:p>6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845" calcext:value-type="float">
            <text:p>628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11" calcext:value-type="float">
            <text:p>629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25" calcext:value-type="float">
            <text:p>62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38" calcext:value-type="float">
            <text:p>62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76" calcext:value-type="float">
            <text:p>629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42" calcext:value-type="float">
            <text:p>630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56" calcext:value-type="float">
            <text:p>6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069" calcext:value-type="float">
            <text:p>63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107" calcext:value-type="float">
            <text:p>63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73" calcext:value-type="float">
            <text:p>631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87" calcext:value-type="float">
            <text:p>63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00" calcext:value-type="float">
            <text:p>6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03" calcext:value-type="float">
            <text:p>63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317" calcext:value-type="float">
            <text:p>63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30" calcext:value-type="float">
            <text:p>63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68" calcext:value-type="float">
            <text:p>633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34" calcext:value-type="float">
            <text:p>634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49" calcext:value-type="float">
            <text:p>63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463" calcext:value-type="float">
            <text:p>63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499" calcext:value-type="float">
            <text:p>634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65" calcext:value-type="float">
            <text:p>635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80" calcext:value-type="float">
            <text:p>63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594" calcext:value-type="float">
            <text:p>63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630" calcext:value-type="float">
            <text:p>636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96" calcext:value-type="float">
            <text:p>636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711" calcext:value-type="float">
            <text:p>63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25" calcext:value-type="float">
            <text:p>63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62" calcext:value-type="float">
            <text:p>63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27" calcext:value-type="float">
            <text:p>638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42" calcext:value-type="float">
            <text:p>63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56" calcext:value-type="float">
            <text:p>63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93" calcext:value-type="float">
            <text:p>638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58" calcext:value-type="float">
            <text:p>639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74" calcext:value-type="float">
            <text:p>63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987" calcext:value-type="float">
            <text:p>63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24" calcext:value-type="float">
            <text:p>640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89" calcext:value-type="float">
            <text:p>640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04" calcext:value-type="float">
            <text:p>64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117" calcext:value-type="float">
            <text:p>64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155" calcext:value-type="float">
            <text:p>641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20" calcext:value-type="float">
            <text:p>642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35" calcext:value-type="float">
            <text:p>64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42" calcext:value-type="float">
            <text:p>642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86" calcext:value-type="float">
            <text:p>642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51" calcext:value-type="float">
            <text:p>643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66" calcext:value-type="float">
            <text:p>64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380" calcext:value-type="float">
            <text:p>643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17" calcext:value-type="float">
            <text:p>644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82" calcext:value-type="float">
            <text:p>644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97" calcext:value-type="float">
            <text:p>64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04" calcext:value-type="float">
            <text:p>645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48" calcext:value-type="float">
            <text:p>645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14" calcext:value-type="float">
            <text:p>646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28" calcext:value-type="float">
            <text:p>64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642" calcext:value-type="float">
            <text:p>64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679" calcext:value-type="float">
            <text:p>646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45" calcext:value-type="float">
            <text:p>647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759" calcext:value-type="float">
            <text:p>64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766" calcext:value-type="float">
            <text:p>647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810" calcext:value-type="float">
            <text:p>648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890" calcext:value-type="float">
            <text:p>64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904" calcext:value-type="float">
            <text:p>649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941" calcext:value-type="float">
            <text:p>649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7" calcext:value-type="float">
            <text:p>650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21" calcext:value-type="float">
            <text:p>65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28" calcext:value-type="float">
            <text:p>650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72" calcext:value-type="float">
            <text:p>650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152" calcext:value-type="float">
            <text:p>6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166" calcext:value-type="float">
            <text:p>65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64" calcext:value-type="float">
            <text:p>652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79" calcext:value-type="float">
            <text:p>65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293" calcext:value-type="float">
            <text:p>65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329" calcext:value-type="float">
            <text:p>653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95" calcext:value-type="float">
            <text:p>653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409" calcext:value-type="float">
            <text:p>65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17" calcext:value-type="float">
            <text:p>654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60" calcext:value-type="float">
            <text:p>654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26" calcext:value-type="float">
            <text:p>655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60" calcext:value-type="float">
            <text:p>654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8" calcext:value-type="float">
            <text:p>66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1" calcext:value-type="float">
            <text:p>67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42" calcext:value-type="float">
            <text:p>68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63" calcext:value-type="float">
            <text:p>696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32" calcext:value-type="float">
            <text:p>72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63" calcext:value-type="float">
            <text:p>73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95" calcext:value-type="float">
            <text:p>74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79" calcext:value-type="float">
            <text:p>76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02" calcext:value-type="float">
            <text:p>77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6" calcext:value-type="float">
            <text:p>77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21" calcext:value-type="float">
            <text:p>78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431" calcext:value-type="float">
            <text:p>6443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87" calcext:value-type="float">
            <text:p>78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93" calcext:value-type="float">
            <text:p>78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53" calcext:value-type="float">
            <text:p>79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905" calcext:value-type="float">
            <text:p>639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18" calcext:value-type="float">
            <text:p>80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31" calcext:value-type="float">
            <text:p>80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4" calcext:value-type="float">
            <text:p>6385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49" calcext:value-type="float">
            <text:p>81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15" calcext:value-type="float">
            <text:p>82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8" calcext:value-type="float">
            <text:p>6385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40" calcext:value-type="float">
            <text:p>82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80" calcext:value-type="float">
            <text:p>82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46" calcext:value-type="float">
            <text:p>83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3" calcext:value-type="float">
            <text:p>6386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78" calcext:value-type="float">
            <text:p>83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77" calcext:value-type="float">
            <text:p>84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41" calcext:value-type="float">
            <text:p>85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88" calcext:value-type="float">
            <text:p>85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07" calcext:value-type="float">
            <text:p>86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74" calcext:value-type="float">
            <text:p>638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3" calcext:value-type="float">
            <text:p>86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28" calcext:value-type="float">
            <text:p>87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38" calcext:value-type="float">
            <text:p>87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03" calcext:value-type="float">
            <text:p>88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4" calcext:value-type="float">
            <text:p>638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5" calcext:value-type="float">
            <text:p>89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41" calcext:value-type="float">
            <text:p>89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1" calcext:value-type="float">
            <text:p>90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72" calcext:value-type="float">
            <text:p>6387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6" calcext:value-type="float">
            <text:p>90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9" calcext:value-type="float">
            <text:p>90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31" calcext:value-type="float">
            <text:p>9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98" calcext:value-type="float">
            <text:p>91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62" calcext:value-type="float">
            <text:p>9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2" calcext:value-type="float">
            <text:p>6386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89" calcext:value-type="float">
            <text:p>92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8" calcext:value-type="float">
            <text:p>93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93" calcext:value-type="float">
            <text:p>93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49" calcext:value-type="float">
            <text:p>6384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27" calcext:value-type="float">
            <text:p>94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9" calcext:value-type="float">
            <text:p>94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24" calcext:value-type="float">
            <text:p>95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5" calcext:value-type="float">
            <text:p>6383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90" calcext:value-type="float">
            <text:p>95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37" calcext:value-type="float">
            <text:p>96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55" calcext:value-type="float">
            <text:p>96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0" calcext:value-type="float">
            <text:p>638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21" calcext:value-type="float">
            <text:p>97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5" calcext:value-type="float">
            <text:p>97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86" calcext:value-type="float">
            <text:p>97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1" calcext:value-type="float">
            <text:p>63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52" calcext:value-type="float">
            <text:p>98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83" calcext:value-type="float">
            <text:p>99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88" calcext:value-type="float">
            <text:p>998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9" calcext:value-type="float">
            <text:p>100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8" calcext:value-type="float">
            <text:p>6383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4" calcext:value-type="float">
            <text:p>10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6" calcext:value-type="float">
            <text:p>101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79" calcext:value-type="float">
            <text:p>101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5" calcext:value-type="float">
            <text:p>102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10" calcext:value-type="float">
            <text:p>10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6" calcext:value-type="float">
            <text:p>6385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37" calcext:value-type="float">
            <text:p>10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75" calcext:value-type="float">
            <text:p>10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42" calcext:value-type="float">
            <text:p>104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0" calcext:value-type="float">
            <text:p>6386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72" calcext:value-type="float">
            <text:p>104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6" calcext:value-type="float">
            <text:p>105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72" calcext:value-type="float">
            <text:p>105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76" calcext:value-type="float">
            <text:p>638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38" calcext:value-type="float">
            <text:p>106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80" calcext:value-type="float">
            <text:p>106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03" calcext:value-type="float">
            <text:p>107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1" calcext:value-type="float">
            <text:p>6386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9" calcext:value-type="float">
            <text:p>107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16" calcext:value-type="float">
            <text:p>108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35" calcext:value-type="float">
            <text:p>108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2" calcext:value-type="float">
            <text:p>6385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00" calcext:value-type="float">
            <text:p>109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65" calcext:value-type="float">
            <text:p>109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66" calcext:value-type="float">
            <text:p>6386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6" calcext:value-type="float">
            <text:p>11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94" calcext:value-type="float">
            <text:p>6379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6" calcext:value-type="float">
            <text:p>111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97" calcext:value-type="float">
            <text:p>112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97" calcext:value-type="float">
            <text:p>112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77" calcext:value-type="float">
            <text:p>113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28" calcext:value-type="float">
            <text:p>114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94" calcext:value-type="float">
            <text:p>114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94" calcext:value-type="float">
            <text:p>114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9" calcext:value-type="float">
            <text:p>115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25" calcext:value-type="float">
            <text:p>11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90" calcext:value-type="float">
            <text:p>116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90" calcext:value-type="float">
            <text:p>116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56" calcext:value-type="float">
            <text:p>117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56" calcext:value-type="float">
            <text:p>117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4" calcext:value-type="float">
            <text:p>6382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56" calcext:value-type="float">
            <text:p>118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87" calcext:value-type="float">
            <text:p>118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52" calcext:value-type="float">
            <text:p>119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52" calcext:value-type="float">
            <text:p>119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82" calcext:value-type="float">
            <text:p>120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9" calcext:value-type="float">
            <text:p>121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9" calcext:value-type="float">
            <text:p>121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34" calcext:value-type="float">
            <text:p>122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95" calcext:value-type="float">
            <text:p>12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650" calcext:value-type="float">
            <text:p>6365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1" calcext:value-type="float">
            <text:p>123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61" calcext:value-type="float">
            <text:p>123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41" calcext:value-type="float">
            <text:p>124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92" calcext:value-type="float">
            <text:p>124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57" calcext:value-type="float">
            <text:p>12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57" calcext:value-type="float">
            <text:p>12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9" calcext:value-type="float">
            <text:p>6383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24" calcext:value-type="float">
            <text:p>126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89" calcext:value-type="float">
            <text:p>126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0" calcext:value-type="float">
            <text:p>638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4" calcext:value-type="float">
            <text:p>127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21" calcext:value-type="float">
            <text:p>128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21" calcext:value-type="float">
            <text:p>128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0" calcext:value-type="float">
            <text:p>129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51" calcext:value-type="float">
            <text:p>129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8" calcext:value-type="float">
            <text:p>6381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6" calcext:value-type="float">
            <text:p>130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6" calcext:value-type="float">
            <text:p>130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29" calcext:value-type="float">
            <text:p>131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47" calcext:value-type="float">
            <text:p>131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13" calcext:value-type="float">
            <text:p>132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13" calcext:value-type="float">
            <text:p>132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90" calcext:value-type="float">
            <text:p>6379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78" calcext:value-type="float">
            <text:p>13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44" calcext:value-type="float">
            <text:p>13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0" calcext:value-type="float">
            <text:p>638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9" calcext:value-type="float">
            <text:p>13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09" calcext:value-type="float">
            <text:p>134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40" calcext:value-type="float">
            <text:p>135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06" calcext:value-type="float">
            <text:p>136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606" calcext:value-type="float">
            <text:p>136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72" calcext:value-type="float">
            <text:p>136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37" calcext:value-type="float">
            <text:p>137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2" calcext:value-type="float">
            <text:p>13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02" calcext:value-type="float">
            <text:p>138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68" calcext:value-type="float">
            <text:p>138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68" calcext:value-type="float">
            <text:p>138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37" calcext:value-type="float">
            <text:p>638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60" calcext:value-type="float">
            <text:p>139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98" calcext:value-type="float">
            <text:p>13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57" calcext:value-type="float">
            <text:p>6385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5" calcext:value-type="float">
            <text:p>14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5" calcext:value-type="float">
            <text:p>14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68" calcext:value-type="float">
            <text:p>141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191" calcext:value-type="float">
            <text:p>141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56" calcext:value-type="float">
            <text:p>142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92" calcext:value-type="float">
            <text:p>638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56" calcext:value-type="float">
            <text:p>142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92" calcext:value-type="float">
            <text:p>6389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22" calcext:value-type="float">
            <text:p>143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88" calcext:value-type="float">
            <text:p>143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5" calcext:value-type="float">
            <text:p>6381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3" calcext:value-type="float">
            <text:p>144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53" calcext:value-type="float">
            <text:p>144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25" calcext:value-type="float">
            <text:p>145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85" calcext:value-type="float">
            <text:p>145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49" calcext:value-type="float">
            <text:p>14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49" calcext:value-type="float">
            <text:p>146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15" calcext:value-type="float">
            <text:p>147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81" calcext:value-type="float">
            <text:p>147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74" calcext:value-type="float">
            <text:p>6377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46" calcext:value-type="float">
            <text:p>148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46" calcext:value-type="float">
            <text:p>148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12" calcext:value-type="float">
            <text:p>149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12" calcext:value-type="float">
            <text:p>149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2" calcext:value-type="float">
            <text:p>6378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12" calcext:value-type="float">
            <text:p>150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43" calcext:value-type="float">
            <text:p>150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79" calcext:value-type="float">
            <text:p>6377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08" calcext:value-type="float">
            <text:p>15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08" calcext:value-type="float">
            <text:p>15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20" calcext:value-type="float">
            <text:p>152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39" calcext:value-type="float">
            <text:p>152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05" calcext:value-type="float">
            <text:p>153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05" calcext:value-type="float">
            <text:p>153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91" calcext:value-type="float">
            <text:p>6379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70" calcext:value-type="float">
            <text:p>153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36" calcext:value-type="float">
            <text:p>154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4" calcext:value-type="float">
            <text:p>6380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01" calcext:value-type="float">
            <text:p>155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01" calcext:value-type="float">
            <text:p>155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72" calcext:value-type="float">
            <text:p>155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33" calcext:value-type="float">
            <text:p>156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97" calcext:value-type="float">
            <text:p>156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697" calcext:value-type="float">
            <text:p>156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6" calcext:value-type="float">
            <text:p>6381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63" calcext:value-type="float">
            <text:p>157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29" calcext:value-type="float">
            <text:p>158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5" calcext:value-type="float">
            <text:p>6382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94" calcext:value-type="float">
            <text:p>15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94" calcext:value-type="float">
            <text:p>15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60" calcext:value-type="float">
            <text:p>159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0" calcext:value-type="float">
            <text:p>638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60" calcext:value-type="float">
            <text:p>159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20" calcext:value-type="float">
            <text:p>638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52" calcext:value-type="float">
            <text:p>160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90" calcext:value-type="float">
            <text:p>160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2" calcext:value-type="float">
            <text:p>6381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7" calcext:value-type="float">
            <text:p>161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7" calcext:value-type="float">
            <text:p>161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60" calcext:value-type="float">
            <text:p>162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88" calcext:value-type="float">
            <text:p>162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52" calcext:value-type="float">
            <text:p>163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52" calcext:value-type="float">
            <text:p>163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8" calcext:value-type="float">
            <text:p>6378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18" calcext:value-type="float">
            <text:p>164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483" calcext:value-type="float">
            <text:p>164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51" calcext:value-type="float">
            <text:p>6375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49" calcext:value-type="float">
            <text:p>165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49" calcext:value-type="float">
            <text:p>165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15" calcext:value-type="float">
            <text:p>166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57" calcext:value-type="float">
            <text:p>6375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80" calcext:value-type="float">
            <text:p>16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46" calcext:value-type="float">
            <text:p>16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7" calcext:value-type="float">
            <text:p>6378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11" calcext:value-type="float">
            <text:p>168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77" calcext:value-type="float">
            <text:p>168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5" calcext:value-type="float">
            <text:p>6378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42" calcext:value-type="float">
            <text:p>169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57" calcext:value-type="float">
            <text:p>169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08" calcext:value-type="float">
            <text:p>170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73" calcext:value-type="float">
            <text:p>170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93" calcext:value-type="float">
            <text:p>170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139" calcext:value-type="float">
            <text:p>171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08" calcext:value-type="float">
            <text:p>638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04" calcext:value-type="float">
            <text:p>172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69" calcext:value-type="float">
            <text:p>172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811" calcext:value-type="float">
            <text:p>63811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300" calcext:value-type="float">
            <text:p>17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34" calcext:value-type="float">
            <text:p>173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01" calcext:value-type="float">
            <text:p>174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249" calcext:value-type="float">
            <text:p>64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36" calcext:value-type="float">
            <text:p>174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65" calcext:value-type="float">
            <text:p>174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32" calcext:value-type="float">
            <text:p>175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46" calcext:value-type="float">
            <text:p>65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97" calcext:value-type="float">
            <text:p>175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44" calcext:value-type="float">
            <text:p>176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29" calcext:value-type="float">
            <text:p>177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79" calcext:value-type="float">
            <text:p>177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60" calcext:value-type="float">
            <text:p>178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96" calcext:value-type="float">
            <text:p>179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1" calcext:value-type="float">
            <text:p>18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32" calcext:value-type="float">
            <text:p>181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52" calcext:value-type="float">
            <text:p>182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40" calcext:value-type="float">
            <text:p>183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83" calcext:value-type="float">
            <text:p>183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475" calcext:value-type="float">
            <text:p>184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14" calcext:value-type="float">
            <text:p>185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45" calcext:value-type="float">
            <text:p>186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683" calcext:value-type="float">
            <text:p>1868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76" calcext:value-type="float">
            <text:p>187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22" calcext:value-type="float">
            <text:p>188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07" calcext:value-type="float">
            <text:p>189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32" calcext:value-type="float">
            <text:p>19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41" calcext:value-type="float">
            <text:p>190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74" calcext:value-type="float">
            <text:p>191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79" calcext:value-type="float">
            <text:p>191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04" calcext:value-type="float">
            <text:p>193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88" calcext:value-type="float">
            <text:p>193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35" calcext:value-type="float">
            <text:p>19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27" calcext:value-type="float">
            <text:p>195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66" calcext:value-type="float">
            <text:p>19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98" calcext:value-type="float">
            <text:p>196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36" calcext:value-type="float">
            <text:p>197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28" calcext:value-type="float">
            <text:p>198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76" calcext:value-type="float">
            <text:p>198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59" calcext:value-type="float">
            <text:p>199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84" calcext:value-type="float">
            <text:p>200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94" calcext:value-type="float">
            <text:p>20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25" calcext:value-type="float">
            <text:p>202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31" calcext:value-type="float">
            <text:p>202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56" calcext:value-type="float">
            <text:p>203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40" calcext:value-type="float">
            <text:p>204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7" calcext:value-type="float">
            <text:p>204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53" calcext:value-type="float">
            <text:p>20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79" calcext:value-type="float">
            <text:p>205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618" calcext:value-type="float">
            <text:p>206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49" calcext:value-type="float">
            <text:p>207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79" calcext:value-type="float">
            <text:p>208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28" calcext:value-type="float">
            <text:p>209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12" calcext:value-type="float">
            <text:p>21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135" calcext:value-type="float">
            <text:p>21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146" calcext:value-type="float">
            <text:p>211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78" calcext:value-type="float">
            <text:p>212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284" calcext:value-type="float">
            <text:p>212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08" calcext:value-type="float">
            <text:p>214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92" calcext:value-type="float">
            <text:p>214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39" calcext:value-type="float">
            <text:p>215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32" calcext:value-type="float">
            <text:p>216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670" calcext:value-type="float">
            <text:p>216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801" calcext:value-type="float">
            <text:p>218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40" calcext:value-type="float">
            <text:p>218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32" calcext:value-type="float">
            <text:p>219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80" calcext:value-type="float">
            <text:p>219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63" calcext:value-type="float">
            <text:p>220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87" calcext:value-type="float">
            <text:p>221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98" calcext:value-type="float">
            <text:p>221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34" calcext:value-type="float">
            <text:p>223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60" calcext:value-type="float">
            <text:p>223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65" calcext:value-type="float">
            <text:p>224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68" calcext:value-type="float">
            <text:p>225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91" calcext:value-type="float">
            <text:p>225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07" calcext:value-type="float">
            <text:p>227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22" calcext:value-type="float">
            <text:p>227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53" calcext:value-type="float">
            <text:p>228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6" calcext:value-type="float">
            <text:p>218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924" calcext:value-type="float">
            <text:p>229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85" calcext:value-type="float">
            <text:p>229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62" calcext:value-type="float">
            <text:p>2306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115" calcext:value-type="float">
            <text:p>23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246" calcext:value-type="float">
            <text:p>232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273" calcext:value-type="float">
            <text:p>232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78" calcext:value-type="float">
            <text:p>233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11" calcext:value-type="float">
            <text:p>234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08" calcext:value-type="float">
            <text:p>235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621" calcext:value-type="float">
            <text:p>236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39" calcext:value-type="float">
            <text:p>236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59" calcext:value-type="float">
            <text:p>237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70" calcext:value-type="float">
            <text:p>237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01" calcext:value-type="float">
            <text:p>239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72" calcext:value-type="float">
            <text:p>239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32" calcext:value-type="float">
            <text:p>240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10" calcext:value-type="float">
            <text:p>241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63" calcext:value-type="float">
            <text:p>241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95" calcext:value-type="float">
            <text:p>24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21" calcext:value-type="float">
            <text:p>243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26" calcext:value-type="float">
            <text:p>244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58" calcext:value-type="float">
            <text:p>244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56" calcext:value-type="float">
            <text:p>245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68" calcext:value-type="float">
            <text:p>246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87" calcext:value-type="float">
            <text:p>246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06" calcext:value-type="float">
            <text:p>248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19" calcext:value-type="float">
            <text:p>248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49" calcext:value-type="float">
            <text:p>249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21" calcext:value-type="float">
            <text:p>250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80" calcext:value-type="float">
            <text:p>250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58" calcext:value-type="float">
            <text:p>251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12" calcext:value-type="float">
            <text:p>252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42" calcext:value-type="float">
            <text:p>253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69" calcext:value-type="float">
            <text:p>253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73" calcext:value-type="float">
            <text:p>254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06" calcext:value-type="float">
            <text:p>255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04" calcext:value-type="float">
            <text:p>256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17" calcext:value-type="float">
            <text:p>257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35" calcext:value-type="float">
            <text:p>257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54" calcext:value-type="float">
            <text:p>258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66" calcext:value-type="float">
            <text:p>258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97" calcext:value-type="float">
            <text:p>259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68" calcext:value-type="float">
            <text:p>260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9" calcext:value-type="float">
            <text:p>261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05" calcext:value-type="float">
            <text:p>262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59" calcext:value-type="float">
            <text:p>262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390" calcext:value-type="float">
            <text:p>263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12" calcext:value-type="float">
            <text:p>264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21" calcext:value-type="float">
            <text:p>265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50" calcext:value-type="float">
            <text:p>265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653" calcext:value-type="float">
            <text:p>266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760" calcext:value-type="float">
            <text:p>267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83" calcext:value-type="float">
            <text:p>267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98" calcext:value-type="float">
            <text:p>268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14" calcext:value-type="float">
            <text:p>269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45" calcext:value-type="float">
            <text:p>270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116" calcext:value-type="float">
            <text:p>271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76" calcext:value-type="float">
            <text:p>271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281" calcext:value-type="float">
            <text:p>272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3" calcext:value-type="float">
            <text:p>273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34" calcext:value-type="float">
            <text:p>274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89" calcext:value-type="float">
            <text:p>274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65" calcext:value-type="float">
            <text:p>275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35" calcext:value-type="float">
            <text:p>276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696" calcext:value-type="float">
            <text:p>276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27" calcext:value-type="float">
            <text:p>278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845" calcext:value-type="float">
            <text:p>278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57" calcext:value-type="float">
            <text:p>27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83" calcext:value-type="float">
            <text:p>279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89" calcext:value-type="float">
            <text:p>280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193" calcext:value-type="float">
            <text:p>2819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221" calcext:value-type="float">
            <text:p>28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32" calcext:value-type="float">
            <text:p>283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351" calcext:value-type="float">
            <text:p>283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82" calcext:value-type="float">
            <text:p>284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41" calcext:value-type="float">
            <text:p>285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17" calcext:value-type="float">
            <text:p>286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687" calcext:value-type="float">
            <text:p>286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748" calcext:value-type="float">
            <text:p>287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79" calcext:value-type="float">
            <text:p>288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897" calcext:value-type="float">
            <text:p>288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10" calcext:value-type="float">
            <text:p>290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33" calcext:value-type="float">
            <text:p>290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141" calcext:value-type="float">
            <text:p>291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40" calcext:value-type="float">
            <text:p>29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72" calcext:value-type="float">
            <text:p>292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77" calcext:value-type="float">
            <text:p>2937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03" calcext:value-type="float">
            <text:p>294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34" calcext:value-type="float">
            <text:p>295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85" calcext:value-type="float">
            <text:p>295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665" calcext:value-type="float">
            <text:p>296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21" calcext:value-type="float">
            <text:p>297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795" calcext:value-type="float">
            <text:p>297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927" calcext:value-type="float">
            <text:p>299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33" calcext:value-type="float">
            <text:p>299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58" calcext:value-type="float">
            <text:p>300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68" calcext:value-type="float">
            <text:p>300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90" calcext:value-type="float">
            <text:p>301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277" calcext:value-type="float">
            <text:p>302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21" calcext:value-type="float">
            <text:p>303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12" calcext:value-type="float">
            <text:p>304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51" calcext:value-type="float">
            <text:p>304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582" calcext:value-type="float">
            <text:p>305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621" calcext:value-type="float">
            <text:p>306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13" calcext:value-type="float">
            <text:p>307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56" calcext:value-type="float">
            <text:p>307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844" calcext:value-type="float">
            <text:p>308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964" calcext:value-type="float">
            <text:p>3096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975" calcext:value-type="float">
            <text:p>309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06" calcext:value-type="float">
            <text:p>31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30" calcext:value-type="float">
            <text:p>312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317" calcext:value-type="float">
            <text:p>313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68" calcext:value-type="float">
            <text:p>313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498" calcext:value-type="float">
            <text:p>31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9" calcext:value-type="float">
            <text:p>316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8" calcext:value-type="float">
            <text:p>217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795" calcext:value-type="float">
            <text:p>3179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93" calcext:value-type="float">
            <text:p>318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93" calcext:value-type="float">
            <text:p>318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04" calcext:value-type="float">
            <text:p>320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23" calcext:value-type="float">
            <text:p>32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54" calcext:value-type="float">
            <text:p>321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02" calcext:value-type="float">
            <text:p>323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302" calcext:value-type="float">
            <text:p>323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84" calcext:value-type="float">
            <text:p>324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63" calcext:value-type="float">
            <text:p>325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94" calcext:value-type="float">
            <text:p>326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694" calcext:value-type="float">
            <text:p>326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836" calcext:value-type="float">
            <text:p>328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57" calcext:value-type="float">
            <text:p>32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957" calcext:value-type="float">
            <text:p>32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44" calcext:value-type="float">
            <text:p>330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088" calcext:value-type="float">
            <text:p>330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218" calcext:value-type="float">
            <text:p>332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49" calcext:value-type="float">
            <text:p>33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349" calcext:value-type="float">
            <text:p>333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27" calcext:value-type="float">
            <text:p>335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12" calcext:value-type="float">
            <text:p>336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12" calcext:value-type="float">
            <text:p>336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736" calcext:value-type="float">
            <text:p>337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746" calcext:value-type="float">
            <text:p>337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99" calcext:value-type="float">
            <text:p>219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83" calcext:value-type="float">
            <text:p>338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08" calcext:value-type="float">
            <text:p>340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08" calcext:value-type="float">
            <text:p>340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92" calcext:value-type="float">
            <text:p>3409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39" calcext:value-type="float">
            <text:p>341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270" calcext:value-type="float">
            <text:p>342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01" calcext:value-type="float">
            <text:p>344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401" calcext:value-type="float">
            <text:p>344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579" calcext:value-type="float">
            <text:p>345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64" calcext:value-type="float">
            <text:p>346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664" calcext:value-type="float">
            <text:p>346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4" calcext:value-type="float">
            <text:p>2144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787" calcext:value-type="float">
            <text:p>347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99" calcext:value-type="float">
            <text:p>347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35" calcext:value-type="float">
            <text:p>3493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60" calcext:value-type="float">
            <text:p>350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60" calcext:value-type="float">
            <text:p>350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44" calcext:value-type="float">
            <text:p>351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87" calcext:value-type="float">
            <text:p>351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87" calcext:value-type="float">
            <text:p>208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18" calcext:value-type="float">
            <text:p>353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49" calcext:value-type="float">
            <text:p>354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449" calcext:value-type="float">
            <text:p>354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31" calcext:value-type="float">
            <text:p>356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712" calcext:value-type="float">
            <text:p>357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42" calcext:value-type="float">
            <text:p>358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42" calcext:value-type="float">
            <text:p>358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987" calcext:value-type="float">
            <text:p>359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04" calcext:value-type="float">
            <text:p>36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104" calcext:value-type="float">
            <text:p>36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196" calcext:value-type="float">
            <text:p>361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235" calcext:value-type="float">
            <text:p>362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66" calcext:value-type="float">
            <text:p>363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98" calcext:value-type="float">
            <text:p>36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498" calcext:value-type="float">
            <text:p>364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82" calcext:value-type="float">
            <text:p>366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759" calcext:value-type="float">
            <text:p>367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90" calcext:value-type="float">
            <text:p>368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890" calcext:value-type="float">
            <text:p>368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32" calcext:value-type="float">
            <text:p>370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047" calcext:value-type="float">
            <text:p>38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162" calcext:value-type="float">
            <text:p>38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66" calcext:value-type="float">
            <text:p>382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679" calcext:value-type="float">
            <text:p>6467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279" calcext:value-type="float">
            <text:p>3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05" calcext:value-type="float">
            <text:p>384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780" calcext:value-type="float">
            <text:p>64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09" calcext:value-type="float">
            <text:p>38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536" calcext:value-type="float">
            <text:p>385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878" calcext:value-type="float">
            <text:p>64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662" calcext:value-type="float">
            <text:p>386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045" calcext:value-type="float">
            <text:p>650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742" calcext:value-type="float">
            <text:p>38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857" calcext:value-type="float">
            <text:p>38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933" calcext:value-type="float">
            <text:p>389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171" calcext:value-type="float">
            <text:p>6517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972" calcext:value-type="float">
            <text:p>3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02" calcext:value-type="float">
            <text:p>102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064" calcext:value-type="float">
            <text:p>390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246" calcext:value-type="float">
            <text:p>65246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087" calcext:value-type="float">
            <text:p>39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01" calcext:value-type="float">
            <text:p>39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130" calcext:value-type="float">
            <text:p>39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95" calcext:value-type="float">
            <text:p>39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15" calcext:value-type="float">
            <text:p>6531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13" calcext:value-type="float">
            <text:p>39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228" calcext:value-type="float">
            <text:p>39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60" calcext:value-type="float">
            <text:p>392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327" calcext:value-type="float">
            <text:p>393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51" calcext:value-type="float">
            <text:p>65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40" calcext:value-type="float">
            <text:p>39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353" calcext:value-type="float">
            <text:p>39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91" calcext:value-type="float">
            <text:p>393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57" calcext:value-type="float">
            <text:p>394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87" calcext:value-type="float">
            <text:p>6538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70" calcext:value-type="float">
            <text:p>39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84" calcext:value-type="float">
            <text:p>39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22" calcext:value-type="float">
            <text:p>39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88" calcext:value-type="float">
            <text:p>395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08" calcext:value-type="float">
            <text:p>65408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01" calcext:value-type="float">
            <text:p>39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16" calcext:value-type="float">
            <text:p>3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654" calcext:value-type="float">
            <text:p>396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19" calcext:value-type="float">
            <text:p>39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24" calcext:value-type="float">
            <text:p>65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32" calcext:value-type="float">
            <text:p>39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747" calcext:value-type="float">
            <text:p>3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85" calcext:value-type="float">
            <text:p>397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50" calcext:value-type="float">
            <text:p>398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44" calcext:value-type="float">
            <text:p>65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863" calcext:value-type="float">
            <text:p>39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78" calcext:value-type="float">
            <text:p>39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16" calcext:value-type="float">
            <text:p>39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81" calcext:value-type="float">
            <text:p>399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1" calcext:value-type="float">
            <text:p>6546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94" calcext:value-type="float">
            <text:p>39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8" calcext:value-type="float">
            <text:p>4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43" calcext:value-type="float">
            <text:p>400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08" calcext:value-type="float">
            <text:p>40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9" calcext:value-type="float">
            <text:p>65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22" calcext:value-type="float">
            <text:p>40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136" calcext:value-type="float">
            <text:p>40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4" calcext:value-type="float">
            <text:p>401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39" calcext:value-type="float">
            <text:p>402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90" calcext:value-type="float">
            <text:p>65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53" calcext:value-type="float">
            <text:p>4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266" calcext:value-type="float">
            <text:p>4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08" calcext:value-type="float">
            <text:p>208</text:p>
          </table:table-cell>
          <table:table-cell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04" calcext:value-type="float">
            <text:p>403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69" calcext:value-type="float">
            <text:p>403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90" calcext:value-type="float">
            <text:p>65490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84" calcext:value-type="float">
            <text:p>4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397" calcext:value-type="float">
            <text:p>4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35" calcext:value-type="float">
            <text:p>404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00" calcext:value-type="float">
            <text:p>405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96" calcext:value-type="float">
            <text:p>65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15" calcext:value-type="float">
            <text:p>40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28" calcext:value-type="float">
            <text:p>40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66" calcext:value-type="float">
            <text:p>405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31" calcext:value-type="float">
            <text:p>406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6" calcext:value-type="float">
            <text:p>655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46" calcext:value-type="float">
            <text:p>40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659" calcext:value-type="float">
            <text:p>40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97" calcext:value-type="float">
            <text:p>406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762" calcext:value-type="float">
            <text:p>407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1" calcext:value-type="float">
            <text:p>65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77" calcext:value-type="float">
            <text:p>40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790" calcext:value-type="float">
            <text:p>4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28" calcext:value-type="float">
            <text:p>408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894" calcext:value-type="float">
            <text:p>408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18" calcext:value-type="float">
            <text:p>65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08" calcext:value-type="float">
            <text:p>4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21" calcext:value-type="float">
            <text:p>4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59" calcext:value-type="float">
            <text:p>409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25" calcext:value-type="float">
            <text:p>41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17" calcext:value-type="float">
            <text:p>65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38" calcext:value-type="float">
            <text:p>41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52" calcext:value-type="float">
            <text:p>4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63" calcext:value-type="float">
            <text:p>63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90" calcext:value-type="float">
            <text:p>410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56" calcext:value-type="float">
            <text:p>411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3" calcext:value-type="float">
            <text:p>65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170" calcext:value-type="float">
            <text:p>41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83" calcext:value-type="float">
            <text:p>4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21" calcext:value-type="float">
            <text:p>412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87" calcext:value-type="float">
            <text:p>412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1" calcext:value-type="float">
            <text:p>65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00" calcext:value-type="float">
            <text:p>4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314" calcext:value-type="float">
            <text:p>4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352" calcext:value-type="float">
            <text:p>413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18" calcext:value-type="float">
            <text:p>414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8" calcext:value-type="float">
            <text:p>655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31" calcext:value-type="float">
            <text:p>41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46" calcext:value-type="float">
            <text:p>41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483" calcext:value-type="float">
            <text:p>414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49" calcext:value-type="float">
            <text:p>415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5" calcext:value-type="float">
            <text:p>6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62" calcext:value-type="float">
            <text:p>41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77" calcext:value-type="float">
            <text:p>41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14" calcext:value-type="float">
            <text:p>416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680" calcext:value-type="float">
            <text:p>416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7" calcext:value-type="float">
            <text:p>65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694" calcext:value-type="float">
            <text:p>41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708" calcext:value-type="float">
            <text:p>41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46" calcext:value-type="float">
            <text:p>417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11" calcext:value-type="float">
            <text:p>418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24" calcext:value-type="float">
            <text:p>41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839" calcext:value-type="float">
            <text:p>41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873" calcext:value-type="float">
            <text:p>418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38" calcext:value-type="float">
            <text:p>419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51" calcext:value-type="float">
            <text:p>41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966" calcext:value-type="float">
            <text:p>41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96" calcext:value-type="float">
            <text:p>196</text:p>
          </table:table-cell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03" calcext:value-type="float">
            <text:p>420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68" calcext:value-type="float">
            <text:p>420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82" calcext:value-type="float">
            <text:p>42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96" calcext:value-type="float">
            <text:p>4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34" calcext:value-type="float">
            <text:p>421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99" calcext:value-type="float">
            <text:p>421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14" calcext:value-type="float">
            <text:p>42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27" calcext:value-type="float">
            <text:p>4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65" calcext:value-type="float">
            <text:p>422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30" calcext:value-type="float">
            <text:p>423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45" calcext:value-type="float">
            <text:p>42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58" calcext:value-type="float">
            <text:p>42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96" calcext:value-type="float">
            <text:p>423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61" calcext:value-type="float">
            <text:p>424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76" calcext:value-type="float">
            <text:p>42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89" calcext:value-type="float">
            <text:p>42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6" calcext:value-type="float">
            <text:p>226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92" calcext:value-type="float">
            <text:p>425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07" calcext:value-type="float">
            <text:p>42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20" calcext:value-type="float">
            <text:p>42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58" calcext:value-type="float">
            <text:p>426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23" calcext:value-type="float">
            <text:p>427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37" calcext:value-type="float">
            <text:p>42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51" calcext:value-type="float">
            <text:p>42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85" calcext:value-type="float">
            <text:p>427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51" calcext:value-type="float">
            <text:p>428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65" calcext:value-type="float">
            <text:p>42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79" calcext:value-type="float">
            <text:p>4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6" calcext:value-type="float">
            <text:p>42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82" calcext:value-type="float">
            <text:p>429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96" calcext:value-type="float">
            <text:p>42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09" calcext:value-type="float">
            <text:p>4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47" calcext:value-type="float">
            <text:p>430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13" calcext:value-type="float">
            <text:p>431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26" calcext:value-type="float">
            <text:p>43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40" calcext:value-type="float">
            <text:p>43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78" calcext:value-type="float">
            <text:p>431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57" calcext:value-type="float">
            <text:p>4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71" calcext:value-type="float">
            <text:p>4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09" calcext:value-type="float">
            <text:p>433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75" calcext:value-type="float">
            <text:p>433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88" calcext:value-type="float">
            <text:p>43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02" calcext:value-type="float">
            <text:p>43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40" calcext:value-type="float">
            <text:p>434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06" calcext:value-type="float">
            <text:p>435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19" calcext:value-type="float">
            <text:p>43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33" calcext:value-type="float">
            <text:p>4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71" calcext:value-type="float">
            <text:p>435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37" calcext:value-type="float">
            <text:p>43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650" calcext:value-type="float">
            <text:p>43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65" calcext:value-type="float">
            <text:p>43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02" calcext:value-type="float">
            <text:p>437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81" calcext:value-type="float">
            <text:p>43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796" calcext:value-type="float">
            <text:p>4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895" calcext:value-type="float">
            <text:p>438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909" calcext:value-type="float">
            <text:p>43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923" calcext:value-type="float">
            <text:p>43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25" calcext:value-type="float">
            <text:p>44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39" calcext:value-type="float">
            <text:p>44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47" calcext:value-type="float">
            <text:p>440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86" calcext:value-type="float">
            <text:p>440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153" calcext:value-type="float">
            <text:p>441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160" calcext:value-type="float">
            <text:p>441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720" calcext:value-type="float">
            <text:p>497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834" calcext:value-type="float">
            <text:p>498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966" calcext:value-type="float">
            <text:p>499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6" calcext:value-type="float">
            <text:p>65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32" calcext:value-type="float">
            <text:p>501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05" calcext:value-type="float">
            <text:p>50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313" calcext:value-type="float">
            <text:p>50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20" calcext:value-type="float">
            <text:p>504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074" calcext:value-type="float">
            <text:p>65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81" calcext:value-type="float">
            <text:p>504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34" calcext:value-type="float">
            <text:p>505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87" calcext:value-type="float">
            <text:p>50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40" calcext:value-type="float">
            <text:p>506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93" calcext:value-type="float">
            <text:p>506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43" calcext:value-type="float">
            <text:p>50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17" calcext:value-type="float">
            <text:p>508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117" calcext:value-type="float">
            <text:p>65117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41" calcext:value-type="float">
            <text:p>508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42" calcext:value-type="float">
            <text:p>509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989" calcext:value-type="float">
            <text:p>509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13" calcext:value-type="float">
            <text:p>51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13" calcext:value-type="float">
            <text:p>51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078" calcext:value-type="float">
            <text:p>510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795" calcext:value-type="float">
            <text:p>64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13" calcext:value-type="float">
            <text:p>51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36" calcext:value-type="float">
            <text:p>51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177" calcext:value-type="float">
            <text:p>511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013" calcext:value-type="float">
            <text:p>51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20" calcext:value-type="float">
            <text:p>51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36" calcext:value-type="float">
            <text:p>5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58" calcext:value-type="float">
            <text:p>512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75" calcext:value-type="float">
            <text:p>512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95" calcext:value-type="float">
            <text:p>51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75" calcext:value-type="float">
            <text:p>512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341" calcext:value-type="float">
            <text:p>513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189" calcext:value-type="float">
            <text:p>65189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75" calcext:value-type="float">
            <text:p>512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02" calcext:value-type="float">
            <text:p>51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10" calcext:value-type="float">
            <text:p>514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35" calcext:value-type="float">
            <text:p>514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10" calcext:value-type="float">
            <text:p>514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499" calcext:value-type="float">
            <text:p>514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28" calcext:value-type="float">
            <text:p>515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8" calcext:value-type="float">
            <text:p>5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8" calcext:value-type="float">
            <text:p>5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585" calcext:value-type="float">
            <text:p>515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15" calcext:value-type="float">
            <text:p>516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8" calcext:value-type="float">
            <text:p>5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663" calcext:value-type="float">
            <text:p>516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8" calcext:value-type="float">
            <text:p>5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14" calcext:value-type="float">
            <text:p>51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06" calcext:value-type="float">
            <text:p>20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538" calcext:value-type="float">
            <text:p>515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45" calcext:value-type="float">
            <text:p>51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86" calcext:value-type="float">
            <text:p>517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803" calcext:value-type="float">
            <text:p>518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43" calcext:value-type="float">
            <text:p>51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803" calcext:value-type="float">
            <text:p>518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69" calcext:value-type="float">
            <text:p>518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290" calcext:value-type="float">
            <text:p>65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803" calcext:value-type="float">
            <text:p>518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25" calcext:value-type="float">
            <text:p>519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000" calcext:value-type="float">
            <text:p>52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84" calcext:value-type="float">
            <text:p>65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065" calcext:value-type="float">
            <text:p>52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196" calcext:value-type="float">
            <text:p>52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62" calcext:value-type="float">
            <text:p>522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328" calcext:value-type="float">
            <text:p>523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93" calcext:value-type="float">
            <text:p>523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59" calcext:value-type="float">
            <text:p>524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524" calcext:value-type="float">
            <text:p>525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590" calcext:value-type="float">
            <text:p>525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721" calcext:value-type="float">
            <text:p>527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851" calcext:value-type="float">
            <text:p>528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917" calcext:value-type="float">
            <text:p>529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82" calcext:value-type="float">
            <text:p>529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047" calcext:value-type="float">
            <text:p>530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114" calcext:value-type="float">
            <text:p>53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178" calcext:value-type="float">
            <text:p>531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244" calcext:value-type="float">
            <text:p>532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311" calcext:value-type="float">
            <text:p>533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343" calcext:value-type="float">
            <text:p>53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441" calcext:value-type="float">
            <text:p>534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4" calcext:value-type="float">
            <text:p>65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506" calcext:value-type="float">
            <text:p>535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73" calcext:value-type="float">
            <text:p>535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72" calcext:value-type="float">
            <text:p>65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637" calcext:value-type="float">
            <text:p>53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703" calcext:value-type="float">
            <text:p>537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88" calcext:value-type="float">
            <text:p>65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768" calcext:value-type="float">
            <text:p>537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834" calcext:value-type="float">
            <text:p>538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1" calcext:value-type="float">
            <text:p>65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899" calcext:value-type="float">
            <text:p>538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65" calcext:value-type="float">
            <text:p>539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4" calcext:value-type="float">
            <text:p>65394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030" calcext:value-type="float">
            <text:p>540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96" calcext:value-type="float">
            <text:p>540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5" calcext:value-type="float">
            <text:p>65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162" calcext:value-type="float">
            <text:p>541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227" calcext:value-type="float">
            <text:p>542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0" calcext:value-type="float">
            <text:p>65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293" calcext:value-type="float">
            <text:p>542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79" calcext:value-type="float">
            <text:p>543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70" calcext:value-type="float">
            <text:p>65370</text:p>
          </table:table-cell>
          <table:table-cell office:value-type="string" calcext:value-type="string">
            <text:p>A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444" calcext:value-type="float">
            <text:p>544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509" calcext:value-type="float">
            <text:p>545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5" calcext:value-type="float">
            <text:p>6539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575" calcext:value-type="float">
            <text:p>545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40" calcext:value-type="float">
            <text:p>546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7" calcext:value-type="float">
            <text:p>6539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705" calcext:value-type="float">
            <text:p>547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772" calcext:value-type="float">
            <text:p>547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84" calcext:value-type="float">
            <text:p>6538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836" calcext:value-type="float">
            <text:p>548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02" calcext:value-type="float">
            <text:p>549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0" calcext:value-type="float">
            <text:p>65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68" calcext:value-type="float">
            <text:p>549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33" calcext:value-type="float">
            <text:p>550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90" calcext:value-type="float">
            <text:p>65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98" calcext:value-type="float">
            <text:p>550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165" calcext:value-type="float">
            <text:p>551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88" calcext:value-type="float">
            <text:p>65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230" calcext:value-type="float">
            <text:p>552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295" calcext:value-type="float">
            <text:p>552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04" calcext:value-type="float">
            <text:p>65404</text:p>
          </table:table-cell>
          <table:table-cell office:value-type="string" calcext:value-type="string">
            <text:p>F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362" calcext:value-type="float">
            <text:p>553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426" calcext:value-type="float">
            <text:p>554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382" calcext:value-type="float">
            <text:p>65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492" calcext:value-type="float">
            <text:p>554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521" calcext:value-type="float">
            <text:p>55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30" calcext:value-type="float">
            <text:p>555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557" calcext:value-type="float">
            <text:p>555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12" calcext:value-type="float">
            <text:p>65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623" calcext:value-type="float">
            <text:p>556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88" calcext:value-type="float">
            <text:p>556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7" calcext:value-type="float">
            <text:p>6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754" calcext:value-type="float">
            <text:p>557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19" calcext:value-type="float">
            <text:p>558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4" calcext:value-type="float">
            <text:p>65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885" calcext:value-type="float">
            <text:p>558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950" calcext:value-type="float">
            <text:p>559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3" calcext:value-type="float">
            <text:p>65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16" calcext:value-type="float">
            <text:p>560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82" calcext:value-type="float">
            <text:p>560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7" calcext:value-type="float">
            <text:p>65467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147" calcext:value-type="float">
            <text:p>561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12" calcext:value-type="float">
            <text:p>562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7" calcext:value-type="float">
            <text:p>6545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77" calcext:value-type="float">
            <text:p>562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344" calcext:value-type="float">
            <text:p>56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8" calcext:value-type="float">
            <text:p>65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74" calcext:value-type="float">
            <text:p>564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7" calcext:value-type="float">
            <text:p>65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540" calcext:value-type="float">
            <text:p>565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05" calcext:value-type="float">
            <text:p>566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3" calcext:value-type="float">
            <text:p>65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670" calcext:value-type="float">
            <text:p>566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737" calcext:value-type="float">
            <text:p>567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0" calcext:value-type="float">
            <text:p>65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801" calcext:value-type="float">
            <text:p>568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867" calcext:value-type="float">
            <text:p>568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7" calcext:value-type="float">
            <text:p>65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934" calcext:value-type="float">
            <text:p>569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998" calcext:value-type="float">
            <text:p>569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3" calcext:value-type="float">
            <text:p>65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064" calcext:value-type="float">
            <text:p>570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130" calcext:value-type="float">
            <text:p>571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7" calcext:value-type="float">
            <text:p>65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195" calcext:value-type="float">
            <text:p>571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260" calcext:value-type="float">
            <text:p>572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5" calcext:value-type="float">
            <text:p>65465</text:p>
          </table:table-cell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326" calcext:value-type="float">
            <text:p>573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391" calcext:value-type="float">
            <text:p>573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59" calcext:value-type="float">
            <text:p>6545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57" calcext:value-type="float">
            <text:p>574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22" calcext:value-type="float">
            <text:p>575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49" calcext:value-type="float">
            <text:p>65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588" calcext:value-type="float">
            <text:p>575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653" calcext:value-type="float">
            <text:p>576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68" calcext:value-type="float">
            <text:p>654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99" calcext:value-type="float">
            <text:p>5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06" calcext:value-type="float">
            <text:p>5770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55" calcext:value-type="float">
            <text:p>255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784" calcext:value-type="float">
            <text:p>577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81" calcext:value-type="float">
            <text:p>65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850" calcext:value-type="float">
            <text:p>578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16" calcext:value-type="float">
            <text:p>57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2" calcext:value-type="float">
            <text:p>65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46" calcext:value-type="float">
            <text:p>580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5" calcext:value-type="float">
            <text:p>65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112" calcext:value-type="float">
            <text:p>581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4" calcext:value-type="float">
            <text:p>65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242" calcext:value-type="float">
            <text:p>582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309" calcext:value-type="float">
            <text:p>583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2" calcext:value-type="float">
            <text:p>65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373" calcext:value-type="float">
            <text:p>583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39" calcext:value-type="float">
            <text:p>584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2" calcext:value-type="float">
            <text:p>65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505" calcext:value-type="float">
            <text:p>585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70" calcext:value-type="float">
            <text:p>585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3" calcext:value-type="float">
            <text:p>65503</text:p>
          </table:table-cell>
          <table:table-cell office:value-type="string" calcext:value-type="string">
            <text:p>D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635" calcext:value-type="float">
            <text:p>586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702" calcext:value-type="float">
            <text:p>587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96" calcext:value-type="float">
            <text:p>65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766" calcext:value-type="float">
            <text:p>587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832" calcext:value-type="float">
            <text:p>588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8" calcext:value-type="float">
            <text:p>655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899" calcext:value-type="float">
            <text:p>588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63" calcext:value-type="float">
            <text:p>589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1" calcext:value-type="float">
            <text:p>65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029" calcext:value-type="float">
            <text:p>590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94" calcext:value-type="float">
            <text:p>59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2" calcext:value-type="float">
            <text:p>6550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160" calcext:value-type="float">
            <text:p>591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225" calcext:value-type="float">
            <text:p>592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2" calcext:value-type="float">
            <text:p>65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291" calcext:value-type="float">
            <text:p>592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56" calcext:value-type="float">
            <text:p>593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4" calcext:value-type="float">
            <text:p>65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487" calcext:value-type="float">
            <text:p>594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1" calcext:value-type="float">
            <text:p>65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553" calcext:value-type="float">
            <text:p>595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18" calcext:value-type="float">
            <text:p>596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3" calcext:value-type="float">
            <text:p>65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684" calcext:value-type="float">
            <text:p>596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750" calcext:value-type="float">
            <text:p>597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498" calcext:value-type="float">
            <text:p>65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14" calcext:value-type="float">
            <text:p>598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873" calcext:value-type="float">
            <text:p>59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82" calcext:value-type="float">
            <text:p>59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893" calcext:value-type="float">
            <text:p>598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04" calcext:value-type="float">
            <text:p>65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957" calcext:value-type="float">
            <text:p>599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23" calcext:value-type="float">
            <text:p>60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19" calcext:value-type="float">
            <text:p>65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89" calcext:value-type="float">
            <text:p>600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154" calcext:value-type="float">
            <text:p>601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7" calcext:value-type="float">
            <text:p>65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20" calcext:value-type="float">
            <text:p>602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286" calcext:value-type="float">
            <text:p>602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3" calcext:value-type="float">
            <text:p>65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351" calcext:value-type="float">
            <text:p>603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16" calcext:value-type="float">
            <text:p>604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5" calcext:value-type="float">
            <text:p>6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483" calcext:value-type="float">
            <text:p>604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47" calcext:value-type="float">
            <text:p>605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613" calcext:value-type="float">
            <text:p>606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678" calcext:value-type="float">
            <text:p>606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0" calcext:value-type="float">
            <text:p>65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744" calcext:value-type="float">
            <text:p>607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809" calcext:value-type="float">
            <text:p>608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2" calcext:value-type="float">
            <text:p>65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875" calcext:value-type="float">
            <text:p>608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40" calcext:value-type="float">
            <text:p>609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6" calcext:value-type="float">
            <text:p>65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06" calcext:value-type="float">
            <text:p>610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71" calcext:value-type="float">
            <text:p>610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137" calcext:value-type="float">
            <text:p>611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03" calcext:value-type="float">
            <text:p>612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268" calcext:value-type="float">
            <text:p>612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334" calcext:value-type="float">
            <text:p>613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399" calcext:value-type="float">
            <text:p>613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465" calcext:value-type="float">
            <text:p>614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3" calcext:value-type="float">
            <text:p>655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530" calcext:value-type="float">
            <text:p>615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95" calcext:value-type="float">
            <text:p>615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1" calcext:value-type="float">
            <text:p>65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661" calcext:value-type="float">
            <text:p>616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726" calcext:value-type="float">
            <text:p>617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6" calcext:value-type="float">
            <text:p>6552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791" calcext:value-type="float">
            <text:p>617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858" calcext:value-type="float">
            <text:p>618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2" calcext:value-type="float">
            <text:p>65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922" calcext:value-type="float">
            <text:p>619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988" calcext:value-type="float">
            <text:p>619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4" calcext:value-type="float">
            <text:p>65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055" calcext:value-type="float">
            <text:p>620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119" calcext:value-type="float">
            <text:p>621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5" calcext:value-type="float">
            <text:p>65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86" calcext:value-type="float">
            <text:p>621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250" calcext:value-type="float">
            <text:p>622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316" calcext:value-type="float">
            <text:p>623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382" calcext:value-type="float">
            <text:p>623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447" calcext:value-type="float">
            <text:p>624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12" calcext:value-type="float">
            <text:p>625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579" calcext:value-type="float">
            <text:p>625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643" calcext:value-type="float">
            <text:p>626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709" calcext:value-type="float">
            <text:p>627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74" calcext:value-type="float">
            <text:p>627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840" calcext:value-type="float">
            <text:p>628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05" calcext:value-type="float">
            <text:p>629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971" calcext:value-type="float">
            <text:p>629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037" calcext:value-type="float">
            <text:p>630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102" calcext:value-type="float">
            <text:p>63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68" calcext:value-type="float">
            <text:p>631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9" calcext:value-type="float">
            <text:p>65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33" calcext:value-type="float">
            <text:p>632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98" calcext:value-type="float">
            <text:p>632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364" calcext:value-type="float">
            <text:p>633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29" calcext:value-type="float">
            <text:p>634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494" calcext:value-type="float">
            <text:p>634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61" calcext:value-type="float">
            <text:p>635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29" calcext:value-type="float">
            <text:p>65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625" calcext:value-type="float">
            <text:p>63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691" calcext:value-type="float">
            <text:p>636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757" calcext:value-type="float">
            <text:p>637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3" calcext:value-type="float">
            <text:p>65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822" calcext:value-type="float">
            <text:p>638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1" calcext:value-type="float">
            <text:p>6553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887" calcext:value-type="float">
            <text:p>638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954" calcext:value-type="float">
            <text:p>639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019" calcext:value-type="float">
            <text:p>640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84" calcext:value-type="float">
            <text:p>640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151" calcext:value-type="float">
            <text:p>641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15" calcext:value-type="float">
            <text:p>642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0" calcext:value-type="float">
            <text:p>655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37" calcext:value-type="float">
            <text:p>6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245" calcext:value-type="float">
            <text:p>64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77" calcext:value-type="float">
            <text:p>642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42" calcext:value-type="float">
            <text:p>643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2" calcext:value-type="float">
            <text:p>65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412" calcext:value-type="float">
            <text:p>64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77" calcext:value-type="float">
            <text:p>644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543" calcext:value-type="float">
            <text:p>645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608" calcext:value-type="float">
            <text:p>646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5534" calcext:value-type="float">
            <text:p>6553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22:22:24.105868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Archbold</meta:initial-creator>
    <meta:creation-date>2017-11-25T14:22:47.695714222</meta:creation-date>
    <dc:date>2017-11-29T22:24:16.436630513</dc:date>
    <dc:creator>John Archbold</dc:creator>
    <meta:editing-duration>PT13H46M5S</meta:editing-duration>
    <meta:editing-cycles>7</meta:editing-cycles>
    <meta:generator>LibreOffice/5.4.2.2$MacOSX_X86_64 LibreOffice_project/22b09f6418e8c2d508a9eaf86b2399209b0990f4</meta:generator>
    <meta:document-statistic meta:table-count="1" meta:cell-count="10777" meta:object-count="0"/>
  </office:meta>
</office:document-meta>
</file>